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</style:style>
    <style:style style:name="gr2" style:family="graphic" style:parent-style-name="standard">
      <style:graphic-properties svg:stroke-width="0.1cm" svg:stroke-color="#3465a4" draw:marker-start-width="0.5cm" draw:marker-end-width="0.5cm" draw:fill="none" draw:fill-color="#ffffff" draw:textarea-horizontal-align="justify" draw:textarea-vertical-align="middle" draw:auto-grow-height="false" fo:min-height="3.981cm" fo:min-width="5.677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a65d" draw:marker-start-width="0.5cm" draw:marker-end-width="0.5cm" draw:fill="none" draw:fill-color="#ffffff" draw:textarea-horizontal-align="justify" draw:textarea-vertical-align="middle" draw:auto-grow-height="false" fo:min-height="7.492cm" fo:min-width="10.008cm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0.875cm"/>
    </style:style>
    <style:style style:name="gr5" style:family="graphic" style:parent-style-name="standard">
      <style:graphic-properties draw:stroke="none" svg:stroke-color="#000000" draw:fill="none" draw:fill-color="#ffffff" fo:min-height="2.362cm"/>
    </style:style>
    <style:style style:name="gr6" style:family="graphic" style:parent-style-name="standard">
      <style:graphic-properties draw:stroke="none" svg:stroke-color="#000000" draw:fill="none" draw:fill-color="#ffffff" fo:min-height="0.8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 draw:fill-color="#ffffff"/>
      <style:text-properties fo:color="#3465a4" fo:font-size="20pt" fo:font-weight="bold"/>
    </style:style>
    <style:style style:name="P4" style:family="paragraph">
      <style:paragraph-properties fo:text-align="end">
        <style:tab-stops/>
      </style:paragraph-properties>
    </style:style>
    <style:style style:name="P5" style:family="paragraph">
      <loext:graphic-properties draw:fill="none" draw:fill-color="#ffffff"/>
      <style:paragraph-properties fo:text-align="end">
        <style:tab-stops/>
      </style:paragraph-properties>
      <style:text-properties fo:color="#00a65d" fo:font-size="20pt" fo:font-weight="bold"/>
    </style:style>
    <style:style style:name="T1" style:family="text">
      <style:text-properties fo:font-variant="normal" fo:text-transform="none" fo:color="#3465a4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3465a4" fo:font-size="20pt" fo:font-weight="bold"/>
    </style:style>
    <style:style style:name="T3" style:family="text">
      <style:text-properties fo:color="#00a65d" fo:font-size="20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3.875cm" svg:height="0.962cm" svg:x="4.025cm" svg:y="5.15cm">
          <draw:text-box>
            <text:p>transaction</text:p>
          </draw:text-box>
        </draw:frame>
        <draw:frame draw:style-name="gr1" draw:text-style-name="P1" draw:layer="layout" svg:width="3.375cm" svg:height="0.962cm" svg:x="10.775cm" svg:y="4.675cm">
          <draw:text-box>
            <text:p>command</text:p>
          </draw:text-box>
        </draw:frame>
        <draw:custom-shape draw:style-name="gr2" draw:text-style-name="P2" draw:layer="layout" svg:width="8.875cm" svg:height="6.125cm" svg:x="1.375cm" svg:y="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5cm" svg:height="11.088cm" svg:x="1.5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5.875cm" svg:height="1.125cm" svg:x="1.1cm" svg:y="1.675cm">
          <draw:text-box>
            <text:p><text:span text:style-name="T1">Keyple Calypso </text:span><text:span text:style-name="T2">API – for Calypso application </text:span></text:p>
          </draw:text-box>
        </draw:frame>
        <draw:frame draw:style-name="gr5" draw:text-style-name="P5" draw:layer="layout" svg:width="5.625cm" svg:height="2.612cm" svg:x="10.85cm" svg:y="2.85cm">
          <draw:text-box>
            <text:p text:style-name="P4"><text:span text:style-name="T3">Calypso library</text:span></text:p>
            <text:p text:style-name="P4"><text:span text:style-name="T3">internal</text:span></text:p>
            <text:p text:style-name="P4"><text:span text:style-name="T3">API</text:span></text:p>
          </draw:text-box>
        </draw:frame>
        <draw:frame draw:style-name="gr1" draw:text-style-name="P1" draw:layer="layout" svg:width="6.3cm" svg:height="0.962cm" svg:x="9.925cm" svg:y="7.688cm">
          <draw:text-box>
            <text:p>command.po.parser</text:p>
          </draw:text-box>
        </draw:frame>
        <draw:frame draw:style-name="gr1" draw:text-style-name="P1" draw:layer="layout" svg:width="4.5cm" svg:height="0.962cm" svg:x="10.875cm" svg:y="5.7cm">
          <draw:text-box>
            <text:p>command.po</text:p>
          </draw:text-box>
        </draw:frame>
        <draw:frame draw:style-name="gr1" draw:text-style-name="P1" draw:layer="layout" svg:width="6.25cm" svg:height="0.962cm" svg:x="9.9cm" svg:y="6.625cm">
          <draw:text-box>
            <text:p>command.po.builder</text:p>
          </draw:text-box>
        </draw:frame>
        <draw:frame draw:style-name="gr1" draw:text-style-name="P1" draw:layer="layout" svg:width="8.5cm" svg:height="0.962cm" svg:x="6.125cm" svg:y="9.875cm">
          <draw:text-box>
            <text:p>command.po.parser.security</text:p>
          </draw:text-box>
        </draw:frame>
        <draw:frame draw:style-name="gr1" draw:text-style-name="P1" draw:layer="layout" svg:width="10.025cm" svg:height="0.962cm" svg:x="2.8cm" svg:y="10.9cm">
          <draw:text-box>
            <text:p>command.sam.parser.security</text:p>
          </draw:text-box>
        </draw:frame>
        <draw:frame draw:style-name="gr1" draw:text-style-name="P1" draw:layer="layout" svg:width="7.25cm" svg:height="0.962cm" svg:x="6.625cm" svg:y="13.175cm">
          <draw:text-box>
            <text:p>command.sam</text:p>
          </draw:text-box>
        </draw:frame>
        <draw:frame draw:style-name="gr6" draw:text-style-name="P1" draw:layer="layout" svg:width="9.25cm" svg:height="1.05cm" svg:x="4.2cm" svg:y="12.075cm">
          <draw:text-box>
            <text:p>command.sam.builder.security</text:p>
          </draw:text-box>
        </draw:frame>
        <draw:frame draw:style-name="gr6" draw:text-style-name="P1" draw:layer="layout" svg:width="9.15cm" svg:height="1.05cm" svg:x="7.375cm" svg:y="8.675cm">
          <draw:text-box>
            <text:p>command.po.builder.securit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cm" fo:page-height="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6T22:31:26.281000000</meta:creation-date>
    <dc:date>2020-05-29T11:04:21.352000000</dc:date>
    <meta:editing-duration>PT19H55M34S</meta:editing-duration>
    <meta:editing-cycles>12</meta:editing-cycles>
    <meta:generator>LibreOffice/6.0.6.2$Windows_X86_64 LibreOffice_project/0c292870b25a325b5ed35f6b45599d2ea4458e77</meta:generator>
    <meta:document-statistic meta:object-count="14"/>
  </office:meta>
</office:document-meta>
</file>